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066cm" fo:min-width="0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1.182cm" svg:height="1.364cm" svg:x="0.272cm" svg:y="0.09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1.363cm" svg:height="1.637cm" svg:x="0.727cm" svg:y="1.27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0.818cm" svg:height="1cm" svg:x="1.818cm" svg:y="0.54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3:40:48.65</meta:creation-date>
    <dc:language>de-DE</dc:language>
    <meta:editing-cycles>2</meta:editing-cycles>
    <meta:editing-duration>PT2M59S</meta:editing-duration>
    <dc:title>WEB-Draw-klein</dc:title>
    <meta:initial-creator>Martin Korneffel</meta:initial-creator>
    <dc:date>2014-02-25T13:43:45.89</dc:date>
    <dc:creator>Martin Korneffel</dc:creator>
    <meta:document-statistic meta:object-count="3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3:40:48.34"/>
  </office:meta>
</office:document-meta>
</file>